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1da6c" officeooo:paragraph-rsid="0001da6c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18ac1" officeooo:paragraph-rsid="0002b89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8ac1" officeooo:paragraph-rsid="0002b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b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b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 style:list-style-name="L3">
      <style:paragraph-properties fo:text-align="start" style:justify-single-word="false"/>
      <style:text-properties fo:font-style="italic" fo:font-weight="bold" officeooo:rsid="000514f1" officeooo:paragraph-rsid="0002b897" style:font-style-asian="italic" style:font-weight-asian="bold" style:font-style-complex="italic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tyle="italic" fo:font-weight="bold" officeooo:rsid="0002f540" officeooo:paragraph-rsid="0002b897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02f540" officeooo:paragraph-rsid="0002b897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03869b" officeooo:paragraph-rsid="0002b897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03a7df" officeooo:paragraph-rsid="0002b897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02b897"/>
    </style:style>
    <style:style style:name="P12" style:family="paragraph" style:parent-style-name="Standard">
      <style:paragraph-properties fo:text-align="start" style:justify-single-word="false"/>
      <style:text-properties officeooo:rsid="0001d7a0" officeooo:paragraph-rsid="0002b897"/>
    </style:style>
    <style:style style:name="P13" style:family="paragraph" style:parent-style-name="Standard">
      <style:paragraph-properties fo:text-align="start" style:justify-single-word="false"/>
      <style:text-properties officeooo:rsid="00024fee" officeooo:paragraph-rsid="0002b897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02b897"/>
    </style:style>
    <style:style style:name="P15" style:family="paragraph" style:parent-style-name="Standard">
      <style:text-properties officeooo:paragraph-rsid="0002b897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24fee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24fe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024fee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normal" officeooo:rsid="00024fee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024f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e1" table:style-name="Table1">
        <table:table-column table:style-name="Table1.A" table:number-columns-repeated="3"/>
        <table:table-row table:style-name="Table1.1">
          <table:table-cell table:style-name="Table1.A1" table:number-rows-spanned="2" office:value-type="string">
            <text:p text:style-name="P2">GOODWILL</text:p>
          </table:table-cell>
          <table:table-cell table:style-name="Table1.A1" office:value-type="string">
            <text:p text:style-name="P3">Valor Pago</text:p>
          </table:table-cell>
          <table:table-cell table:style-name="Table1.C1" office:value-type="string">
            <text:p text:style-name="P4"/>
          </table:table-cell>
        </table:table-row>
        <table:table-row>
          <table:covered-table-cell/>
          <table:table-cell table:style-name="Table1.A2" office:value-type="string">
            <text:p text:style-name="P3">Valor Justo</text:p>
          </table:table-cell>
          <table:table-cell table:style-name="Table1.C2" table:number-rows-spanned="2" office:value-type="string">
            <text:p text:style-name="P3">MAIS VALIA</text:p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3">Valor Contábil</text:p>
          </table:table-cell>
          <table:covered-table-cell/>
        </table:table-row>
      </table:table>
      <text:p text:style-name="P11"/>
      <text:p text:style-name="P12">Nas demonstrações <text:span text:style-name="T11">individuais</text:span><text:span text:style-name="T12"> da investidora → </text:span><text:span text:style-name="T13">goodwill</text:span><text:span text:style-name="T4"> e mais valia ficam em ANC-Investimentos, podendo aparecer em subcontas segregadas ou tudo como investimento.</text:span></text:p>
      <text:p text:style-name="P12"><text:span text:style-name="T4"/></text:p>
      <text:p text:style-name="P13"><text:span text:style-name="T4">No balanço </text:span><text:span text:style-name="T6">consolidado</text:span><text:span text:style-name="T4">:</text:span></text:p>
      <text:list xml:id="list3276750880" text:style-name="L2">
        <text:list-item>
          <text:p text:style-name="P14"><text:span text:style-name="T7">mais valia</text:span><text:span text:style-name="T5"> será </text:span><text:span text:style-name="T9">eliminada</text:span><text:span text:style-name="T2"> contra os ativos e passivos que lhe deram origem;</text:span></text:p>
        </text:list-item>
        <text:list-item>
          <text:p text:style-name="P7"><text:span text:style-name="T15">g</text:span><text:span text:style-name="T14">oodwill</text:span><text:span text:style-name="T3"> </text:span><text:span text:style-name="T1">será </text:span><text:span text:style-name="T8">transferido para o ANC-Intangível</text:span><text:span text:style-name="T1">.</text:span></text:p>
        </text:list-item>
      </text:list>
      <text:p text:style-name="P8"><text:span text:style-name="T1"/></text:p>
      <text:p text:style-name="P9"><text:span text:style-name="T1">A </text:span><text:span text:style-name="T3">mais valia</text:span><text:span text:style-name="T1"> será amortizada (realizada) conforme a realização do ativo/passivo que a originou.</text:span></text:p>
      <text:p text:style-name="P9"><text:span text:style-name="T1">O </text:span><text:span text:style-name="T14">goodwill</text:span><text:span text:style-name="T1"> </text:span><text:span text:style-name="T10">não</text:span><text:span text:style-name="T1"> é amortizado, mas apenas submetido a </text:span><text:span text:style-name="T8">teste de recuperabilidade</text:span><text:span text:style-name="T1">.</text:span></text:p>
      <text:p text:style-name="P9"><text:span text:style-name="T1"/></text:p>
      <text:p text:style-name="P10"><text:span text:style-name="T3">Compra vantajosa</text:span><text:span text:style-name="T1"> → Valor Pago &lt; Valor Justo.</text:span></text:p>
      <text:list xml:id="list1934835567" text:style-name="L3">
        <text:list-item>
          <text:p text:style-name="P6"><text:span text:style-name="T1">Reconhecida no resulta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da6c" officeooo:paragraph-rsid="0001da6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7 – Critérios de avaliação do ativo e do passiv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0T21:48:51.557000000</dc:date>
    <meta:editing-duration>PT31S</meta:editing-duration>
    <meta:editing-cycles>2</meta:editing-cycles>
    <meta:document-statistic meta:table-count="1" meta:image-count="0" meta:object-count="0" meta:page-count="1" meta:paragraph-count="14" meta:word-count="103" meta:character-count="663" meta:non-whitespace-character-count="576"/>
  </office:meta>
</office:document-meta>
</file>